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allercomplaint</text:p>
          </table:table-cell>
          <table:table-cell office:value-type="string" calcext:value-type="string">
            <text:p>whoca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141" calcext:value-type="float">
            <text:p>4141</text:p>
          </table:table-cell>
          <table:table-cell office:value-type="float" office:value="1315" calcext:value-type="float">
            <text:p>1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171660</text:p>
            <text:p>0000000000 1315</text:p>
            <text:p>8009681875 895</text:p>
            <text:p>8592121501 884</text:p>
            <text:p>8004461022 826</text:p>
            <text:p>2013738371 785</text:p>
            <text:p>8009184224 783</text:p>
            <text:p>5132176631 783</text:p>
            <text:p>3239271550 669</text:p>
            <text:p>6136883625 645</text:p>
            <text:p>8006790336 64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float" office:value="184245" calcext:value-type="float">
            <text:p>18424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125025384 414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617849844 140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7636576794 124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519478966 109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864276893 106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165231121 96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9042594351 95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016215695 94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304922913 89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8152357297 87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1045 1608 2 6.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22:28:02.196172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21:14:10.329109215</meta:creation-date>
    <dc:date>2016-04-17T23:11:34.994679524</dc:date>
    <meta:editing-duration>PT1H12M41S</meta:editing-duration>
    <meta:editing-cycles>3</meta:editing-cycles>
    <meta:generator>LibreOffice/4.2.8.2$Linux_X86_64 LibreOffice_project/420m0$Build-2</meta:generator>
    <meta:document-statistic meta:table-count="1" meta:cell-count="24" meta:object-count="0"/>
  </office:meta>
</office:document-meta>
</file>